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3" style:parent-style-name="Normal" style:family="paragraph">
      <style:text-properties fo:font-weight="bold" style:font-weight-asian="bold" style:text-underline-type="single" style:text-underline-style="solid" style:text-underline-width="auto" style:text-underline-mode="continuous"/>
    </style:style>
    <style:style style:name="T4" style:parent-style-name="DefaultParagraphFont" style:family="text">
      <style:text-properties fo:font-weight="bold" style:font-weight-asian="bold" style:text-underline-type="single" style:text-underline-style="solid" style:text-underline-width="auto" style:text-underline-mode="continuous"/>
    </style:style>
    <style:style style:name="P5" style:parent-style-name="Normal" style:family="paragraph">
      <style:text-properties style:text-underline-type="single" style:text-underline-style="solid" style:text-underline-width="auto" style:text-underline-mode="continuous"/>
    </style:style>
    <style:style style:name="P6" style:parent-style-name="Normal" style:family="paragraph">
      <style:text-properties style:text-underline-type="single" style:text-underline-style="solid" style:text-underline-width="auto" style:text-underline-mode="continuous"/>
    </style:style>
    <style:style style:name="P7" style:parent-style-name="Normal" style:family="paragraph">
      <style:text-properties fo:font-weight="bold" style:font-weight-asian="bold"/>
    </style:style>
    <style:style style:name="P8" style:parent-style-name="ListParagraph" style:list-style-name="LFO1" style:family="paragraph"/>
    <style:style style:name="P9" style:parent-style-name="ListParagraph" style:list-style-name="LFO1" style:family="paragraph"/>
    <style:style style:name="P10" style:parent-style-name="ListParagraph" style:list-style-name="LFO1" style:family="paragraph"/>
    <style:style style:name="P11" style:parent-style-name="ListParagraph" style:list-style-name="LFO1" style:family="paragraph"/>
    <style:style style:name="P12" style:parent-style-name="ListParagraph" style:list-style-name="LFO1" style:family="paragraph"/>
    <style:style style:name="P13" style:parent-style-name="ListParagraph" style:list-style-name="LFO1" style:family="paragraph"/>
    <style:style style:name="P14" style:parent-style-name="ListParagraph" style:list-style-name="LFO1" style:family="paragraph"/>
    <style:style style:name="P15" style:parent-style-name="ListParagraph" style:list-style-name="LFO1" style:family="paragraph"/>
    <style:style style:name="P16" style:parent-style-name="ListParagraph" style:list-style-name="LFO1" style:family="paragraph"/>
    <style:style style:name="P17" style:parent-style-name="ListParagraph" style:list-style-name="LFO1" style:family="paragraph"/>
    <style:style style:name="P18" style:parent-style-name="ListParagraph" style:family="paragraph">
      <style:paragraph-properties fo:margin-left="0.75in">
        <style:tab-stops/>
      </style:paragraph-properties>
    </style:style>
    <style:style style:name="P19" style:parent-style-name="ListParagraph" style:family="paragraph">
      <style:paragraph-properties fo:margin-left="0.75in">
        <style:tab-stops/>
      </style:paragraph-properties>
    </style:style>
    <style:style style:name="P20" style:parent-style-name="ListParagraph" style:family="paragraph">
      <style:paragraph-properties fo:margin-left="0.75in">
        <style:tab-stops/>
      </style:paragraph-properties>
    </style:style>
    <style:style style:name="P21" style:parent-style-name="ListParagraph" style:family="paragraph">
      <style:paragraph-properties fo:margin-left="0.75in">
        <style:tab-stops/>
      </style:paragraph-properties>
    </style:style>
    <style:style style:name="P22" style:parent-style-name="ListParagraph" style:family="paragraph">
      <style:paragraph-properties fo:margin-left="0.75in">
        <style:tab-stops/>
      </style:paragraph-properties>
    </style:style>
  </office:automatic-styles>
  <office:body>
    <office:text text:use-soft-page-breaks="true">
      <text:p text:style-name="P1">Design ideas</text:p>
      <text:p text:style-name="P2"/>
      <text:p text:style-name="Normal">Use levenshtein for searching through dictionary for approximate matches. (ternary search tree to store dictionary words?) Stringutils.getLevenshteinDistance()?</text:p>
      <text:p text:style-name="Normal">Read in<text:s/>ciphertext translated to (ascii?) then store in an array(?)</text:p>
      <text:p text:style-name="Normal"/>
      <text:p text:style-name="P3">Initial seeding</text:p>
      <text:p text:style-name="Normal">Use letter frequency. Evaluate English letter frequencies (+ later maybe previous zodiac texts). Then see what combinations of symbols add up to each letter with a reasonable error rate and then assign those symbols to that letter. Repeat for each (high frequency?) letter. Assign leftover symbols randomly, or perhaps use biograph or trigraph frequency to figure out likely combinations.</text:p>
      <text:p text:style-name="Normal"/>
      <text:p text:style-name="Normal"/>
      <text:p text:style-name="Normal"><text:span text:style-name="T4">Score<text:s/></text:span>by comparing to dictionary words.</text:p>
      <text:p text:style-name="Normal">Temporarily using hashset:</text:p>
      <text:p text:style-name="Normal">For this it counts individual letters as words, need to stop this, by removing words less than two length? Unless a or I?<text:tab/></text:p>
      <text:p text:style-name="Normal">Allow sideways moving if no uphill move is available?</text:p>
      <text:p text:style-name="Normal"/>
      <text:p text:style-name="Normal"/>
      <text:p text:style-name="Normal"/>
      <text:p text:style-name="P5">TODO</text:p>
      <text:p text:style-name="P6"/>
      <text:p text:style-name="P7">Experimentation</text:p>
      <text:p text:style-name="Normal">Run experiments for each of the three ciphers</text:p>
      <text:p text:style-name="Normal"><text:s/>Example encryption:</text:p>
      <text:list text:style-name="LFO1" text:continue-numbering="true">
        <text:list-item>
          <text:p text:style-name="P8">175 no crib</text:p>
        </text:list-item>
        <text:list-item>
          <text:p text:style-name="P9">175 one crib word</text:p>
        </text:list-item>
        <text:list-item>
          <text:p text:style-name="P10">175 two crib words</text:p>
        </text:list-item>
        <text:list-item>
          <text:p text:style-name="P11">190<text:s/>no crib</text:p>
        </text:list-item>
        <text:list-item>
          <text:p text:style-name="P12">190<text:s/>one crib</text:p>
        </text:list-item>
        <text:list-item>
          <text:p text:style-name="P13">190<text:s/>two crib</text:p>
        </text:list-item>
        <text:list-item>
          <text:p text:style-name="P14">(different scores<text:s/>,185?)</text:p>
        </text:list-item>
      </text:list>
      <text:p text:style-name="Normal"/>
      <text:p text:style-name="Normal">Z304:</text:p>
      <text:soft-page-break/>
      <text:list text:style-name="LFO1" text:continue-numbering="true">
        <text:list-item>
          <text:p text:style-name="P15">Same as example encryption?</text:p>
        </text:list-item>
      </text:list>
      <text:p text:style-name="Normal"/>
      <text:p text:style-name="Normal">Z408:<text:s/></text:p>
      <text:list text:style-name="LFO1" text:continue-numbering="true">
        <text:list-item>
          <text:p text:style-name="P16">Adjust score threshold</text:p>
        </text:list-item>
        <text:list-item>
          <text:p text:style-name="P17">Number of fixed symbols</text:p>
        </text:list-item>
      </text:list>
      <text:p text:style-name="Normal"/>
      <text:p text:style-name="Normal">Things to mention</text:p>
      <text:p text:style-name="Normal"/>
      <text:p text:style-name="Normal">How the times and scores vary with each score threshold e.g 190 took like 3 mins one time and was going on for ages the next</text:p>
      <text:p text:style-name="P18"/>
      <text:p text:style-name="P19"/>
      <text:p text:style-name="P20"/>
      <text:p text:style-name="P21"/>
      <text:p text:style-name="P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meta:initial-creator>
    <dc:creator>Alexander Alan Jones [aaj10]</dc:creator>
    <meta:creation-date>2017-02-19T15:41:00Z</meta:creation-date>
    <dc:date>2017-04-28T17:20:00Z</dc:date>
    <meta:template xlink:href="Normal" xlink:type="simple"/>
    <meta:editing-cycles>16</meta:editing-cycles>
    <meta:editing-duration>PT0S</meta:editing-duration>
    <meta:document-statistic meta:page-count="2" meta:paragraph-count="2" meta:word-count="199" meta:character-count="1337" meta:row-count="9" meta:non-whitespace-character-count="1140"/>
  </office:meta>
</office:document-meta>
</file>